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2025-11-25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28584" calcext:value-type="float">
            <text:p>71.72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2025-07-10 0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61528" calcext:value-type="float">
            <text:p>71.66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2025-03-10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9816" calcext:value-type="float">
            <text:p>71.67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2024-11-14 2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61528" calcext:value-type="float">
            <text:p>71.66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2024-10-02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0672" calcext:value-type="float">
            <text:p>71.67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2024-05-22 2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01152" calcext:value-type="float">
            <text:p>71.70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2024-01-25 0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3344" calcext:value-type="float">
            <text:p>71.71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2023-11-11 2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68208" calcext:value-type="float">
            <text:p>71.76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2023-10-23 21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6392" calcext:value-type="float">
            <text:p>71.71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2023-07-24 21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3468" calcext:value-type="float">
            <text:p>71.73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2023-05-08 21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0296" calcext:value-type="float">
            <text:p>71.71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2023-03-02 0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56016" calcext:value-type="float">
            <text:p>71.75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2022-11-28 2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52384" calcext:value-type="float">
            <text:p>71.65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2022-08-25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62112" calcext:value-type="float">
            <text:p>71.76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2022-05-23 2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944" calcext:value-type="float">
            <text:p>71.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2022-03-07 21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83448" calcext:value-type="float">
            <text:p>71.78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2021-12-13 21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71256" calcext:value-type="float">
            <text:p>71.77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2021-09-20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0648" calcext:value-type="float">
            <text:p>72.24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2021-06-28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59064" calcext:value-type="float">
            <text:p>71.75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2021-04-05 2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6392" calcext:value-type="float">
            <text:p>71.71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2021-01-25 2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22488" calcext:value-type="float">
            <text:p>71.72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4992" calcext:value-type="float">
            <text:p>71.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3344" calcext:value-type="float">
            <text:p>71.71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92008" calcext:value-type="float">
            <text:p>71.69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896" calcext:value-type="float">
            <text:p>71.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28584" calcext:value-type="float">
            <text:p>71.72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43824" calcext:value-type="float">
            <text:p>71.74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07248" calcext:value-type="float">
            <text:p>71.70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3468" calcext:value-type="float">
            <text:p>71.73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6768" calcext:value-type="float">
            <text:p>71.67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56016" calcext:value-type="float">
            <text:p>71.75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3344" calcext:value-type="float">
            <text:p>71.71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62112" calcext:value-type="float">
            <text:p>71.76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95056" calcext:value-type="float">
            <text:p>71.69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43824" calcext:value-type="float">
            <text:p>71.74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4992" calcext:value-type="float">
            <text:p>71.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98104" calcext:value-type="float">
            <text:p>71.69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56016" calcext:value-type="float">
            <text:p>71.75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5912" calcext:value-type="float">
            <text:p>71.68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3344" calcext:value-type="float">
            <text:p>71.71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68208" calcext:value-type="float">
            <text:p>71.76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68208" calcext:value-type="float">
            <text:p>71.76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3468" calcext:value-type="float">
            <text:p>71.73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62112" calcext:value-type="float">
            <text:p>71.76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3468" calcext:value-type="float">
            <text:p>71.73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43824" calcext:value-type="float">
            <text:p>71.74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6516" calcext:value-type="float">
            <text:p>71.76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40776" calcext:value-type="float">
            <text:p>71.74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56016" calcext:value-type="float">
            <text:p>71.75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74304" calcext:value-type="float">
            <text:p>71.77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40776" calcext:value-type="float">
            <text:p>71.74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3468" calcext:value-type="float">
            <text:p>71.73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1088" calcext:value-type="float">
            <text:p>71.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74304" calcext:value-type="float">
            <text:p>71.77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68208" calcext:value-type="float">
            <text:p>71.76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07832" calcext:value-type="float">
            <text:p>71.80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04784" calcext:value-type="float">
            <text:p>71.80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04784" calcext:value-type="float">
            <text:p>71.80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83448" calcext:value-type="float">
            <text:p>71.78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756" calcext:value-type="float">
            <text:p>71.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4992" calcext:value-type="float">
            <text:p>71.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68208" calcext:value-type="float">
            <text:p>71.76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28584" calcext:value-type="float">
            <text:p>71.72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68208" calcext:value-type="float">
            <text:p>71.76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46872" calcext:value-type="float">
            <text:p>71.74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28584" calcext:value-type="float">
            <text:p>71.72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15452" calcext:value-type="float">
            <text:p>71.81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4136" calcext:value-type="float">
            <text:p>71.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04784" calcext:value-type="float">
            <text:p>71.80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01736" calcext:value-type="float">
            <text:p>71.80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53552" calcext:value-type="float">
            <text:p>71.85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4136" calcext:value-type="float">
            <text:p>71.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47456" calcext:value-type="float">
            <text:p>71.84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13928" calcext:value-type="float">
            <text:p>71.81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23072" calcext:value-type="float">
            <text:p>71.82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44408" calcext:value-type="float">
            <text:p>71.84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32216" calcext:value-type="float">
            <text:p>71.83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07832" calcext:value-type="float">
            <text:p>71.80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4136" calcext:value-type="float">
            <text:p>71.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7936" calcext:value-type="float">
            <text:p>71.87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184" calcext:value-type="float">
            <text:p>71.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184" calcext:value-type="float">
            <text:p>71.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68792" calcext:value-type="float">
            <text:p>71.86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184" calcext:value-type="float">
            <text:p>71.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13928" calcext:value-type="float">
            <text:p>71.81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99272" calcext:value-type="float">
            <text:p>71.89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1756" calcext:value-type="float">
            <text:p>71.91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59648" calcext:value-type="float">
            <text:p>71.85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80984" calcext:value-type="float">
            <text:p>71.88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9232" calcext:value-type="float">
            <text:p>71.57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0232" calcext:value-type="float">
            <text:p>71.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184" calcext:value-type="float">
            <text:p>71.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51088" calcext:value-type="float">
            <text:p>71.95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26704" calcext:value-type="float">
            <text:p>71.92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0232" calcext:value-type="float">
            <text:p>71.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328" calcext:value-type="float">
            <text:p>71.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328" calcext:value-type="float">
            <text:p>71.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328" calcext:value-type="float">
            <text:p>71.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328" calcext:value-type="float">
            <text:p>71.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376" calcext:value-type="float">
            <text:p>71.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72424" calcext:value-type="float">
            <text:p>71.97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328" calcext:value-type="float">
            <text:p>71.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328" calcext:value-type="float">
            <text:p>71.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44992" calcext:value-type="float">
            <text:p>71.94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57184" calcext:value-type="float">
            <text:p>71.95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0712" calcext:value-type="float">
            <text:p>71.99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376" calcext:value-type="float">
            <text:p>71.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328" calcext:value-type="float">
            <text:p>71.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376" calcext:value-type="float">
            <text:p>71.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328" calcext:value-type="float">
            <text:p>71.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376" calcext:value-type="float">
            <text:p>71.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424" calcext:value-type="float">
            <text:p>72.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0712" calcext:value-type="float">
            <text:p>71.99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75472" calcext:value-type="float">
            <text:p>71.97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328" calcext:value-type="float">
            <text:p>71.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424" calcext:value-type="float">
            <text:p>72.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376" calcext:value-type="float">
            <text:p>71.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328" calcext:value-type="float">
            <text:p>71.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376" calcext:value-type="float">
            <text:p>71.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184" calcext:value-type="float">
            <text:p>71.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6996" calcext:value-type="float">
            <text:p>72.06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45576" calcext:value-type="float">
            <text:p>72.04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328" calcext:value-type="float">
            <text:p>71.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424" calcext:value-type="float">
            <text:p>72.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424" calcext:value-type="float">
            <text:p>72.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328" calcext:value-type="float">
            <text:p>71.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328" calcext:value-type="float">
            <text:p>71.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424" calcext:value-type="float">
            <text:p>72.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328" calcext:value-type="float">
            <text:p>71.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424" calcext:value-type="float">
            <text:p>72.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424" calcext:value-type="float">
            <text:p>72.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79104" calcext:value-type="float">
            <text:p>72.07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424" calcext:value-type="float">
            <text:p>72.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97392" calcext:value-type="float">
            <text:p>72.09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901116125201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76" calcext:value-type="float">
            <text:p>72.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76" meta:object-count="0"/>
    <meta:user-defined meta:name="AppVersion">3.0</meta:user-defined>
  </office:meta>
</office:document-meta>
</file>